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8925in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text-position="super 58%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The last 6 miles were the fastest. </text:p>
            <text:p>The last 6 miles were the fastest. </text:p>
            <text:p>Last mile in 5:55. <text:s/>I ran the whole way with</text:p>
            <text:p>Jeff Ickes.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Eight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8,5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5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Updated thru 02/01/2017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2/22/2017</text:date>, <text:time>21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9-02-20T13:55:35</meta:creation-date>
    <dc:date>2017-02-22T21:09:20.28</dc:date>
    <meta:print-date>2011-01-11T19:40:21.14</meta:print-date>
    <meta:editing-cycles>217</meta:editing-cycles>
    <meta:editing-duration>P1DT3H3M51S</meta:editing-duration>
    <dc:creator>James Lombardi</dc:creator>
    <meta:printed-by>James Lombardi</meta:printed-by>
    <dc:title>57 Years of Running and Racing</dc:title>
    <meta:document-statistic meta:table-count="3" meta:cell-count="1147" meta:object-count="0"/>
    <meta:user-defined meta:name="Info 1"/>
    <meta:user-defined meta:name="Info 2"/>
    <meta:user-defined meta:name="Info 3"/>
    <meta:user-defined meta:name="Info 4"/>
  </office:meta>
</office:document-meta>
</file>